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1年 1 月 底" calcext:value-type="string" table:number-columns-spanned="11" table:number-rows-spanned="1">
            <text:p><text:s text:c="8"/>中 華 民 國 101年 1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30506" calcext:value-type="float">
            <text:p><text:s text:c="3"/>23,230,506</text:p>
          </table:table-cell>
          <table:table-cell table:style-name="ce17" office:value-type="float" office:value="955256" calcext:value-type="float">
            <text:p><text:s text:c="3"/>955,256</text:p>
          </table:table-cell>
          <table:table-cell table:style-name="ce29" office:value-type="float" office:value="4.11" calcext:value-type="float">
            <text:p><text:s text:c="3"/>4.11</text:p>
          </table:table-cell>
          <table:table-cell table:style-name="ce16" office:value-type="float" office:value="1369807" calcext:value-type="float">
            <text:p><text:s text:c="3"/>1,369,807</text:p>
          </table:table-cell>
          <table:table-cell table:style-name="ce29" office:value-type="float" office:value="5.9" calcext:value-type="float">
            <text:p><text:s text:c="3"/>5.90</text:p>
          </table:table-cell>
          <table:table-cell table:style-name="ce16" office:value-type="float" office:value="2619866" calcext:value-type="float">
            <text:p><text:s text:c="3"/>2,619,866</text:p>
          </table:table-cell>
          <table:table-cell table:style-name="ce29" office:value-type="float" office:value="11.28" calcext:value-type="float">
            <text:p><text:s text:c="3"/>11.28</text:p>
          </table:table-cell>
          <table:table-cell table:style-name="ce16" office:value-type="float" office:value="1838741" calcext:value-type="float">
            <text:p><text:s text:c="3"/>1,838,741</text:p>
          </table:table-cell>
          <table:table-cell table:style-name="ce29" office:value-type="float" office:value="7.92" calcext:value-type="float">
            <text:p><text:s text:c="3"/>7.92</text:p>
          </table:table-cell>
          <table:table-cell table:style-name="ce16" office:value-type="float" office:value="18127133" calcext:value-type="float">
            <text:p><text:s text:c="3"/>18,127,133</text:p>
          </table:table-cell>
          <table:table-cell table:style-name="ce29" office:value-type="float" office:value="78.03" calcext:value-type="float">
            <text:p><text:s text:c="3"/>78.03</text:p>
          </table:table-cell>
          <table:table-cell table:style-name="ce16" office:value-type="float" office:value="2533426" calcext:value-type="float">
            <text:p><text:s text:c="3"/>2,533,426</text:p>
          </table:table-cell>
          <table:table-cell table:style-name="ce51" office:value-type="float" office:value="10.91" calcext:value-type="float">
            <text:p><text:s text:c="3"/>10.9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7945" calcext:value-type="float">
            <text:p><text:s text:c="3"/>3,917,945</text:p>
          </table:table-cell>
          <table:table-cell table:style-name="ce17" office:value-type="float" office:value="157022" calcext:value-type="float">
            <text:p><text:s text:c="3"/>157,022</text:p>
          </table:table-cell>
          <table:table-cell table:style-name="ce29" office:value-type="float" office:value="4.01" calcext:value-type="float">
            <text:p><text:s text:c="3"/>4.01</text:p>
          </table:table-cell>
          <table:table-cell table:style-name="ce18" office:value-type="float" office:value="225007" calcext:value-type="float">
            <text:p><text:s text:c="3"/>225,007</text:p>
          </table:table-cell>
          <table:table-cell table:style-name="ce29" office:value-type="float" office:value="5.74" calcext:value-type="float">
            <text:p><text:s text:c="3"/>5.74</text:p>
          </table:table-cell>
          <table:table-cell table:style-name="ce18" office:value-type="float" office:value="426443" calcext:value-type="float">
            <text:p><text:s text:c="3"/>426,443</text:p>
          </table:table-cell>
          <table:table-cell table:style-name="ce29" office:value-type="float" office:value="10.88" calcext:value-type="float">
            <text:p><text:s text:c="3"/>10.88</text:p>
          </table:table-cell>
          <table:table-cell table:style-name="ce37" office:value-type="float" office:value="298034" calcext:value-type="float">
            <text:p><text:s text:c="3"/>298,034</text:p>
          </table:table-cell>
          <table:table-cell table:style-name="ce29" office:value-type="float" office:value="7.61" calcext:value-type="float">
            <text:p><text:s text:c="3"/>7.61</text:p>
          </table:table-cell>
          <table:table-cell table:style-name="ce42" office:value-type="float" office:value="3083447" calcext:value-type="float">
            <text:p><text:s text:c="3"/>3,083,447</text:p>
          </table:table-cell>
          <table:table-cell table:style-name="ce29" office:value-type="float" office:value="78.7" calcext:value-type="float">
            <text:p><text:s text:c="3"/>78.70</text:p>
          </table:table-cell>
          <table:table-cell table:style-name="ce37" office:value-type="float" office:value="335818" calcext:value-type="float">
            <text:p><text:s text:c="3"/>335,818</text:p>
          </table:table-cell>
          <table:table-cell table:style-name="ce52" office:value-type="float" office:value="8.57" calcext:value-type="float">
            <text:p><text:s text:c="3"/>8.5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52959" calcext:value-type="float">
            <text:p><text:s text:c="3"/>2,652,959</text:p>
          </table:table-cell>
          <table:table-cell table:style-name="ce17" office:value-type="float" office:value="118940" calcext:value-type="float">
            <text:p><text:s text:c="3"/>118,940</text:p>
          </table:table-cell>
          <table:table-cell table:style-name="ce29" office:value-type="float" office:value="4.48" calcext:value-type="float">
            <text:p><text:s text:c="3"/>4.48</text:p>
          </table:table-cell>
          <table:table-cell table:style-name="ce18" office:value-type="float" office:value="163244" calcext:value-type="float">
            <text:p><text:s text:c="3"/>163,244</text:p>
          </table:table-cell>
          <table:table-cell table:style-name="ce29" office:value-type="float" office:value="6.15" calcext:value-type="float">
            <text:p><text:s text:c="3"/>6.15</text:p>
          </table:table-cell>
          <table:table-cell table:style-name="ce18" office:value-type="float" office:value="290391" calcext:value-type="float">
            <text:p><text:s text:c="3"/>290,391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37" office:value-type="float" office:value="189477" calcext:value-type="float">
            <text:p><text:s text:c="3"/>189,477</text:p>
          </table:table-cell>
          <table:table-cell table:style-name="ce29" office:value-type="float" office:value="7.14" calcext:value-type="float">
            <text:p><text:s text:c="3"/>7.14</text:p>
          </table:table-cell>
          <table:table-cell table:style-name="ce42" office:value-type="float" office:value="2110934" calcext:value-type="float">
            <text:p><text:s text:c="3"/>2,110,934</text:p>
          </table:table-cell>
          <table:table-cell table:style-name="ce29" office:value-type="float" office:value="79.57" calcext:value-type="float">
            <text:p><text:s text:c="3"/>79.57</text:p>
          </table:table-cell>
          <table:table-cell table:style-name="ce37" office:value-type="float" office:value="338978" calcext:value-type="float">
            <text:p><text:s text:c="3"/>338,978</text:p>
          </table:table-cell>
          <table:table-cell table:style-name="ce52" office:value-type="float" office:value="12.78" calcext:value-type="float">
            <text:p><text:s text:c="3"/>12.7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5613" calcext:value-type="float">
            <text:p><text:s text:c="3"/>2,665,613</text:p>
          </table:table-cell>
          <table:table-cell table:style-name="ce17" office:value-type="float" office:value="116740" calcext:value-type="float">
            <text:p><text:s text:c="3"/>116,740</text:p>
          </table:table-cell>
          <table:table-cell table:style-name="ce29" office:value-type="float" office:value="4.38" calcext:value-type="float">
            <text:p><text:s text:c="3"/>4.38</text:p>
          </table:table-cell>
          <table:table-cell table:style-name="ce18" office:value-type="float" office:value="168921" calcext:value-type="float">
            <text:p><text:s text:c="3"/>168,921</text:p>
          </table:table-cell>
          <table:table-cell table:style-name="ce29" office:value-type="float" office:value="6.34" calcext:value-type="float">
            <text:p><text:s text:c="3"/>6.34</text:p>
          </table:table-cell>
          <table:table-cell table:style-name="ce18" office:value-type="float" office:value="327685" calcext:value-type="float">
            <text:p><text:s text:c="3"/>327,685</text:p>
          </table:table-cell>
          <table:table-cell table:style-name="ce29" office:value-type="float" office:value="12.29" calcext:value-type="float">
            <text:p><text:s text:c="3"/>12.29</text:p>
          </table:table-cell>
          <table:table-cell table:style-name="ce37" office:value-type="float" office:value="234975" calcext:value-type="float">
            <text:p><text:s text:c="3"/>234,975</text:p>
          </table:table-cell>
          <table:table-cell table:style-name="ce29" office:value-type="float" office:value="8.82" calcext:value-type="float">
            <text:p><text:s text:c="3"/>8.82</text:p>
          </table:table-cell>
          <table:table-cell table:style-name="ce42" office:value-type="float" office:value="2023018" calcext:value-type="float">
            <text:p><text:s text:c="3"/>2,023,018</text:p>
          </table:table-cell>
          <table:table-cell table:style-name="ce29" office:value-type="float" office:value="75.89" calcext:value-type="float">
            <text:p><text:s text:c="3"/>75.89</text:p>
          </table:table-cell>
          <table:table-cell table:style-name="ce37" office:value-type="float" office:value="235688" calcext:value-type="float">
            <text:p><text:s text:c="3"/>235,688</text:p>
          </table:table-cell>
          <table:table-cell table:style-name="ce52" office:value-type="float" office:value="8.84" calcext:value-type="float">
            <text:p><text:s text:c="3"/>8.8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7115" calcext:value-type="float">
            <text:p><text:s text:c="3"/>1,877,115</text:p>
          </table:table-cell>
          <table:table-cell table:style-name="ce17" office:value-type="float" office:value="71250" calcext:value-type="float">
            <text:p><text:s text:c="3"/>71,250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02723" calcext:value-type="float">
            <text:p><text:s text:c="3"/>102,723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196439" calcext:value-type="float">
            <text:p><text:s text:c="3"/>196,439</text:p>
          </table:table-cell>
          <table:table-cell table:style-name="ce29" office:value-type="float" office:value="10.46" calcext:value-type="float">
            <text:p><text:s text:c="3"/>10.46</text:p>
          </table:table-cell>
          <table:table-cell table:style-name="ce37" office:value-type="float" office:value="142526" calcext:value-type="float">
            <text:p><text:s text:c="3"/>142,526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2" office:value-type="float" office:value="1487373" calcext:value-type="float">
            <text:p><text:s text:c="3"/>1,487,373</text:p>
          </table:table-cell>
          <table:table-cell table:style-name="ce29" office:value-type="float" office:value="79.24" calcext:value-type="float">
            <text:p><text:s text:c="3"/>79.24</text:p>
          </table:table-cell>
          <table:table-cell table:style-name="ce37" office:value-type="float" office:value="218956" calcext:value-type="float">
            <text:p><text:s text:c="3"/>218,956</text:p>
          </table:table-cell>
          <table:table-cell table:style-name="ce52" office:value-type="float" office:value="11.66" calcext:value-type="float">
            <text:p><text:s text:c="3"/>11.6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4925" calcext:value-type="float">
            <text:p><text:s text:c="3"/>2,774,925</text:p>
          </table:table-cell>
          <table:table-cell table:style-name="ce17" office:value-type="float" office:value="105044" calcext:value-type="float">
            <text:p><text:s text:c="3"/>105,044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51646" calcext:value-type="float">
            <text:p><text:s text:c="3"/>151,646</text:p>
          </table:table-cell>
          <table:table-cell table:style-name="ce29" office:value-type="float" office:value="5.46" calcext:value-type="float">
            <text:p><text:s text:c="3"/>5.46</text:p>
          </table:table-cell>
          <table:table-cell table:style-name="ce18" office:value-type="float" office:value="292416" calcext:value-type="float">
            <text:p><text:s text:c="3"/>292,416</text:p>
          </table:table-cell>
          <table:table-cell table:style-name="ce29" office:value-type="float" office:value="10.54" calcext:value-type="float">
            <text:p><text:s text:c="3"/>10.54</text:p>
          </table:table-cell>
          <table:table-cell table:style-name="ce37" office:value-type="float" office:value="211867" calcext:value-type="float">
            <text:p><text:s text:c="3"/>211,867</text:p>
          </table:table-cell>
          <table:table-cell table:style-name="ce29" office:value-type="float" office:value="7.64" calcext:value-type="float">
            <text:p><text:s text:c="3"/>7.64</text:p>
          </table:table-cell>
          <table:table-cell table:style-name="ce42" office:value-type="float" office:value="2195978" calcext:value-type="float">
            <text:p><text:s text:c="3"/>2,195,978</text:p>
          </table:table-cell>
          <table:table-cell table:style-name="ce29" office:value-type="float" office:value="79.14" calcext:value-type="float">
            <text:p><text:s text:c="3"/>79.14</text:p>
          </table:table-cell>
          <table:table-cell table:style-name="ce37" office:value-type="float" office:value="292376" calcext:value-type="float">
            <text:p><text:s text:c="3"/>292,376</text:p>
          </table:table-cell>
          <table:table-cell table:style-name="ce52" office:value-type="float" office:value="10.54" calcext:value-type="float">
            <text:p><text:s text:c="3"/>10.54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7278" calcext:value-type="float">
            <text:p><text:s text:c="3"/>9,227,278</text:p>
          </table:table-cell>
          <table:table-cell table:style-name="ce18" office:value-type="float" office:value="380627" calcext:value-type="float">
            <text:p><text:s text:c="3"/>380,62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50991" calcext:value-type="float">
            <text:p><text:s text:c="3"/>550,991</text:p>
          </table:table-cell>
          <table:table-cell table:style-name="ce29" office:value-type="float" office:value="5.97" calcext:value-type="float">
            <text:p><text:s text:c="3"/>5.97</text:p>
          </table:table-cell>
          <table:table-cell table:style-name="ce18" office:value-type="float" office:value="1074913" calcext:value-type="float">
            <text:p><text:s text:c="3"/>1,074,913</text:p>
          </table:table-cell>
          <table:table-cell table:style-name="ce29" office:value-type="float" office:value="11.65" calcext:value-type="float">
            <text:p><text:s text:c="3"/>11.65</text:p>
          </table:table-cell>
          <table:table-cell table:style-name="ce37" office:value-type="float" office:value="755164" calcext:value-type="float">
            <text:p><text:s text:c="3"/>755,164</text:p>
          </table:table-cell>
          <table:table-cell table:style-name="ce29" office:value-type="float" office:value="8.18" calcext:value-type="float">
            <text:p><text:s text:c="3"/>8.18</text:p>
          </table:table-cell>
          <table:table-cell table:style-name="ce42" office:value-type="float" office:value="7133733" calcext:value-type="float">
            <text:p><text:s text:c="3"/>7,133,733</text:p>
          </table:table-cell>
          <table:table-cell table:style-name="ce29" office:value-type="float" office:value="77.31" calcext:value-type="float">
            <text:p><text:s text:c="3"/>77.31</text:p>
          </table:table-cell>
          <table:table-cell table:style-name="ce37" office:value-type="float" office:value="1098213" calcext:value-type="float">
            <text:p><text:s text:c="3"/>1,098,213</text:p>
          </table:table-cell>
          <table:table-cell table:style-name="ce52" office:value-type="float" office:value="11.9" calcext:value-type="float">
            <text:p><text:s text:c="3"/>11.90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018" calcext:value-type="float">
            <text:p><text:s text:c="3"/>459,018</text:p>
          </table:table-cell>
          <table:table-cell table:style-name="ce19" office:value-type="float" office:value="17195" calcext:value-type="float">
            <text:p><text:s text:c="3"/>17,195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24854" calcext:value-type="float">
            <text:p><text:s text:c="3"/>24,854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48979" calcext:value-type="float">
            <text:p><text:s text:c="3"/>48,979</text:p>
          </table:table-cell>
          <table:table-cell table:style-name="ce30" office:value-type="float" office:value="10.67" calcext:value-type="float">
            <text:p><text:s text:c="3"/>10.67</text:p>
          </table:table-cell>
          <table:table-cell table:style-name="ce38" office:value-type="float" office:value="37709" calcext:value-type="float">
            <text:p><text:s text:c="3"/>37,709</text:p>
          </table:table-cell>
          <table:table-cell table:style-name="ce30" office:value-type="float" office:value="8.22" calcext:value-type="float">
            <text:p><text:s text:c="3"/>8.22</text:p>
          </table:table-cell>
          <table:table-cell table:style-name="ce43" office:value-type="float" office:value="358549" calcext:value-type="float">
            <text:p><text:s text:c="3"/>358,549</text:p>
          </table:table-cell>
          <table:table-cell table:style-name="ce30" office:value-type="float" office:value="78.11" calcext:value-type="float">
            <text:p><text:s text:c="3"/>78.11</text:p>
          </table:table-cell>
          <table:table-cell table:style-name="ce38" office:value-type="float" office:value="60631" calcext:value-type="float">
            <text:p><text:s text:c="3"/>60,631</text:p>
          </table:table-cell>
          <table:table-cell table:style-name="ce53" office:value-type="float" office:value="13.21" calcext:value-type="float">
            <text:p><text:s text:c="3"/>13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14216" calcext:value-type="float">
            <text:p><text:s text:c="3"/>2,014,216</text:p>
          </table:table-cell>
          <table:table-cell table:style-name="ce19" office:value-type="float" office:value="92106" calcext:value-type="float">
            <text:p><text:s text:c="3"/>92,106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4531" calcext:value-type="float">
            <text:p><text:s text:c="3"/>134,531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19" office:value-type="float" office:value="263132" calcext:value-type="float">
            <text:p><text:s text:c="3"/>263,132</text:p>
          </table:table-cell>
          <table:table-cell table:style-name="ce30" office:value-type="float" office:value="13.06" calcext:value-type="float">
            <text:p><text:s text:c="3"/>13.06</text:p>
          </table:table-cell>
          <table:table-cell table:style-name="ce38" office:value-type="float" office:value="180376" calcext:value-type="float">
            <text:p><text:s text:c="3"/>180,376</text:p>
          </table:table-cell>
          <table:table-cell table:style-name="ce30" office:value-type="float" office:value="8.96" calcext:value-type="float">
            <text:p><text:s text:c="3"/>8.96</text:p>
          </table:table-cell>
          <table:table-cell table:style-name="ce43" office:value-type="float" office:value="1510292" calcext:value-type="float">
            <text:p><text:s text:c="3"/>1,510,292</text:p>
          </table:table-cell>
          <table:table-cell table:style-name="ce30" office:value-type="float" office:value="74.98" calcext:value-type="float">
            <text:p><text:s text:c="3"/>74.98</text:p>
          </table:table-cell>
          <table:table-cell table:style-name="ce38" office:value-type="float" office:value="168982" calcext:value-type="float">
            <text:p><text:s text:c="3"/>168,982</text:p>
          </table:table-cell>
          <table:table-cell table:style-name="ce53" office:value-type="float" office:value="8.39" calcext:value-type="float">
            <text:p><text:s text:c="3"/>8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7853" calcext:value-type="float">
            <text:p><text:s text:c="3"/>517,853</text:p>
          </table:table-cell>
          <table:table-cell table:style-name="ce19" office:value-type="float" office:value="28576" calcext:value-type="float">
            <text:p><text:s text:c="3"/>28,576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0569" calcext:value-type="float">
            <text:p><text:s text:c="3"/>40,569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19" office:value-type="float" office:value="73783" calcext:value-type="float">
            <text:p><text:s text:c="3"/>73,783</text:p>
          </table:table-cell>
          <table:table-cell table:style-name="ce30" office:value-type="float" office:value="14.25" calcext:value-type="float">
            <text:p><text:s text:c="3"/>14.25</text:p>
          </table:table-cell>
          <table:table-cell table:style-name="ce38" office:value-type="float" office:value="43898" calcext:value-type="float">
            <text:p><text:s text:c="3"/>43,898</text:p>
          </table:table-cell>
          <table:table-cell table:style-name="ce30" office:value-type="float" office:value="8.48" calcext:value-type="float">
            <text:p><text:s text:c="3"/>8.48</text:p>
          </table:table-cell>
          <table:table-cell table:style-name="ce43" office:value-type="float" office:value="385176" calcext:value-type="float">
            <text:p><text:s text:c="3"/>385,176</text:p>
          </table:table-cell>
          <table:table-cell table:style-name="ce30" office:value-type="float" office:value="74.38" calcext:value-type="float">
            <text:p><text:s text:c="3"/>74.38</text:p>
          </table:table-cell>
          <table:table-cell table:style-name="ce38" office:value-type="float" office:value="57421" calcext:value-type="float">
            <text:p><text:s text:c="3"/>57,421</text:p>
          </table:table-cell>
          <table:table-cell table:style-name="ce53" office:value-type="float" office:value="11.09" calcext:value-type="float">
            <text:p><text:s text:c="3"/>11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2164" calcext:value-type="float">
            <text:p><text:s text:c="3"/>562,164</text:p>
          </table:table-cell>
          <table:table-cell table:style-name="ce19" office:value-type="float" office:value="23640" calcext:value-type="float">
            <text:p><text:s text:c="3"/>23,640</text:p>
          </table:table-cell>
          <table:table-cell table:style-name="ce30" office:value-type="float" office:value="4.21" calcext:value-type="float">
            <text:p><text:s text:c="3"/>4.21</text:p>
          </table:table-cell>
          <table:table-cell table:style-name="ce19" office:value-type="float" office:value="33764" calcext:value-type="float">
            <text:p><text:s text:c="3"/>33,764</text:p>
          </table:table-cell>
          <table:table-cell table:style-name="ce30" office:value-type="float" office:value="6.01" calcext:value-type="float">
            <text:p><text:s text:c="3"/>6.01</text:p>
          </table:table-cell>
          <table:table-cell table:style-name="ce19" office:value-type="float" office:value="64797" calcext:value-type="float">
            <text:p><text:s text:c="3"/>64,797</text:p>
          </table:table-cell>
          <table:table-cell table:style-name="ce30" office:value-type="float" office:value="11.53" calcext:value-type="float">
            <text:p><text:s text:c="3"/>11.53</text:p>
          </table:table-cell>
          <table:table-cell table:style-name="ce38" office:value-type="float" office:value="43930" calcext:value-type="float">
            <text:p><text:s text:c="3"/>43,930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3" office:value-type="float" office:value="437078" calcext:value-type="float">
            <text:p><text:s text:c="3"/>437,078</text:p>
          </table:table-cell>
          <table:table-cell table:style-name="ce30" office:value-type="float" office:value="77.75" calcext:value-type="float">
            <text:p><text:s text:c="3"/>77.75</text:p>
          </table:table-cell>
          <table:table-cell table:style-name="ce38" office:value-type="float" office:value="75516" calcext:value-type="float">
            <text:p><text:s text:c="3"/>75,516</text:p>
          </table:table-cell>
          <table:table-cell table:style-name="ce53" office:value-type="float" office:value="13.43" calcext:value-type="float">
            <text:p><text:s text:c="3"/>13.4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2754" calcext:value-type="float">
            <text:p><text:s text:c="3"/>1,302,754</text:p>
          </table:table-cell>
          <table:table-cell table:style-name="ce19" office:value-type="float" office:value="55254" calcext:value-type="float">
            <text:p><text:s text:c="3"/>55,254</text:p>
          </table:table-cell>
          <table:table-cell table:style-name="ce30" office:value-type="float" office:value="4.24" calcext:value-type="float">
            <text:p><text:s text:c="3"/>4.24</text:p>
          </table:table-cell>
          <table:table-cell table:style-name="ce19" office:value-type="float" office:value="79091" calcext:value-type="float">
            <text:p><text:s text:c="3"/>79,091</text:p>
          </table:table-cell>
          <table:table-cell table:style-name="ce30" office:value-type="float" office:value="6.07" calcext:value-type="float">
            <text:p><text:s text:c="3"/>6.07</text:p>
          </table:table-cell>
          <table:table-cell table:style-name="ce19" office:value-type="float" office:value="153262" calcext:value-type="float">
            <text:p><text:s text:c="3"/>153,262</text:p>
          </table:table-cell>
          <table:table-cell table:style-name="ce30" office:value-type="float" office:value="11.76" calcext:value-type="float">
            <text:p><text:s text:c="3"/>11.76</text:p>
          </table:table-cell>
          <table:table-cell table:style-name="ce38" office:value-type="float" office:value="105098" calcext:value-type="float">
            <text:p><text:s text:c="3"/>105,098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3" office:value-type="float" office:value="1006814" calcext:value-type="float">
            <text:p><text:s text:c="3"/>1,006,814</text:p>
          </table:table-cell>
          <table:table-cell table:style-name="ce30" office:value-type="float" office:value="77.28" calcext:value-type="float">
            <text:p><text:s text:c="3"/>77.28</text:p>
          </table:table-cell>
          <table:table-cell table:style-name="ce38" office:value-type="float" office:value="159283" calcext:value-type="float">
            <text:p><text:s text:c="3"/>159,283</text:p>
          </table:table-cell>
          <table:table-cell table:style-name="ce53" office:value-type="float" office:value="12.23" calcext:value-type="float">
            <text:p><text:s text:c="3"/>12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2562" calcext:value-type="float">
            <text:p><text:s text:c="3"/>522,562</text:p>
          </table:table-cell>
          <table:table-cell table:style-name="ce19" office:value-type="float" office:value="18378" calcext:value-type="float">
            <text:p><text:s text:c="3"/>18,378</text:p>
          </table:table-cell>
          <table:table-cell table:style-name="ce30" office:value-type="float" office:value="3.52" calcext:value-type="float">
            <text:p><text:s text:c="3"/>3.52</text:p>
          </table:table-cell>
          <table:table-cell table:style-name="ce19" office:value-type="float" office:value="26933" calcext:value-type="float">
            <text:p><text:s text:c="3"/>26,933</text:p>
          </table:table-cell>
          <table:table-cell table:style-name="ce30" office:value-type="float" office:value="5.15" calcext:value-type="float">
            <text:p><text:s text:c="3"/>5.15</text:p>
          </table:table-cell>
          <table:table-cell table:style-name="ce19" office:value-type="float" office:value="54074" calcext:value-type="float">
            <text:p><text:s text:c="3"/>54,074</text:p>
          </table:table-cell>
          <table:table-cell table:style-name="ce30" office:value-type="float" office:value="10.35" calcext:value-type="float">
            <text:p><text:s text:c="3"/>10.35</text:p>
          </table:table-cell>
          <table:table-cell table:style-name="ce38" office:value-type="float" office:value="41400" calcext:value-type="float">
            <text:p><text:s text:c="3"/>41,400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3" office:value-type="float" office:value="411983" calcext:value-type="float">
            <text:p><text:s text:c="3"/>411,983</text:p>
          </table:table-cell>
          <table:table-cell table:style-name="ce30" office:value-type="float" office:value="78.84" calcext:value-type="float">
            <text:p><text:s text:c="3"/>78.84</text:p>
          </table:table-cell>
          <table:table-cell table:style-name="ce38" office:value-type="float" office:value="71873" calcext:value-type="float">
            <text:p><text:s text:c="3"/>71,873</text:p>
          </table:table-cell>
          <table:table-cell table:style-name="ce53" office:value-type="float" office:value="13.75" calcext:value-type="float">
            <text:p><text:s text:c="3"/>13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3295" calcext:value-type="float">
            <text:p><text:s text:c="3"/>713,295</text:p>
          </table:table-cell>
          <table:table-cell table:style-name="ce19" office:value-type="float" office:value="27027" calcext:value-type="float">
            <text:p><text:s text:c="3"/>27,027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39129" calcext:value-type="float">
            <text:p><text:s text:c="3"/>39,129</text:p>
          </table:table-cell>
          <table:table-cell table:style-name="ce30" office:value-type="float" office:value="5.49" calcext:value-type="float">
            <text:p><text:s text:c="3"/>5.49</text:p>
          </table:table-cell>
          <table:table-cell table:style-name="ce19" office:value-type="float" office:value="77315" calcext:value-type="float">
            <text:p><text:s text:c="3"/>77,315</text:p>
          </table:table-cell>
          <table:table-cell table:style-name="ce30" office:value-type="float" office:value="10.84" calcext:value-type="float">
            <text:p><text:s text:c="3"/>10.84</text:p>
          </table:table-cell>
          <table:table-cell table:style-name="ce38" office:value-type="float" office:value="54341" calcext:value-type="float">
            <text:p><text:s text:c="3"/>54,341</text:p>
          </table:table-cell>
          <table:table-cell table:style-name="ce30" office:value-type="float" office:value="7.62" calcext:value-type="float">
            <text:p><text:s text:c="3"/>7.62</text:p>
          </table:table-cell>
          <table:table-cell table:style-name="ce43" office:value-type="float" office:value="563587" calcext:value-type="float">
            <text:p><text:s text:c="3"/>563,587</text:p>
          </table:table-cell>
          <table:table-cell table:style-name="ce30" office:value-type="float" office:value="79.01" calcext:value-type="float">
            <text:p><text:s text:c="3"/>79.01</text:p>
          </table:table-cell>
          <table:table-cell table:style-name="ce38" office:value-type="float" office:value="109044" calcext:value-type="float">
            <text:p><text:s text:c="3"/>109,044</text:p>
          </table:table-cell>
          <table:table-cell table:style-name="ce53" office:value-type="float" office:value="15.29" calcext:value-type="float">
            <text:p><text:s text:c="3"/>15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7628" calcext:value-type="float">
            <text:p><text:s text:c="3"/>537,628</text:p>
          </table:table-cell>
          <table:table-cell table:style-name="ce19" office:value-type="float" office:value="18360" calcext:value-type="float">
            <text:p><text:s text:c="3"/>18,360</text:p>
          </table:table-cell>
          <table:table-cell table:style-name="ce30" office:value-type="float" office:value="3.42" calcext:value-type="float">
            <text:p><text:s text:c="3"/>3.42</text:p>
          </table:table-cell>
          <table:table-cell table:style-name="ce19" office:value-type="float" office:value="26623" calcext:value-type="float">
            <text:p><text:s text:c="3"/>26,623</text:p>
          </table:table-cell>
          <table:table-cell table:style-name="ce30" office:value-type="float" office:value="4.95" calcext:value-type="float">
            <text:p><text:s text:c="3"/>4.95</text:p>
          </table:table-cell>
          <table:table-cell table:style-name="ce19" office:value-type="float" office:value="52978" calcext:value-type="float">
            <text:p><text:s text:c="3"/>52,978</text:p>
          </table:table-cell>
          <table:table-cell table:style-name="ce30" office:value-type="float" office:value="9.85" calcext:value-type="float">
            <text:p><text:s text:c="3"/>9.85</text:p>
          </table:table-cell>
          <table:table-cell table:style-name="ce38" office:value-type="float" office:value="38431" calcext:value-type="float">
            <text:p><text:s text:c="3"/>38,431</text:p>
          </table:table-cell>
          <table:table-cell table:style-name="ce30" office:value-type="float" office:value="7.15" calcext:value-type="float">
            <text:p><text:s text:c="3"/>7.15</text:p>
          </table:table-cell>
          <table:table-cell table:style-name="ce43" office:value-type="float" office:value="432087" calcext:value-type="float">
            <text:p><text:s text:c="3"/>432,087</text:p>
          </table:table-cell>
          <table:table-cell table:style-name="ce30" office:value-type="float" office:value="80.37" calcext:value-type="float">
            <text:p><text:s text:c="3"/>80.37</text:p>
          </table:table-cell>
          <table:table-cell table:style-name="ce38" office:value-type="float" office:value="84987" calcext:value-type="float">
            <text:p><text:s text:c="3"/>84,987</text:p>
          </table:table-cell>
          <table:table-cell table:style-name="ce53" office:value-type="float" office:value="15.81" calcext:value-type="float">
            <text:p><text:s text:c="3"/>15.8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4081" calcext:value-type="float">
            <text:p><text:s text:c="3"/>864,081</text:p>
          </table:table-cell>
          <table:table-cell table:style-name="ce19" office:value-type="float" office:value="28556" calcext:value-type="float">
            <text:p><text:s text:c="3"/>28,556</text:p>
          </table:table-cell>
          <table:table-cell table:style-name="ce30" office:value-type="float" office:value="3.3" calcext:value-type="float">
            <text:p><text:s text:c="3"/>3.30</text:p>
          </table:table-cell>
          <table:table-cell table:style-name="ce19" office:value-type="float" office:value="42291" calcext:value-type="float">
            <text:p><text:s text:c="3"/>42,291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86265" calcext:value-type="float">
            <text:p><text:s text:c="3"/>86,265</text:p>
          </table:table-cell>
          <table:table-cell table:style-name="ce30" office:value-type="float" office:value="9.98" calcext:value-type="float">
            <text:p><text:s text:c="3"/>9.98</text:p>
          </table:table-cell>
          <table:table-cell table:style-name="ce38" office:value-type="float" office:value="68446" calcext:value-type="float">
            <text:p><text:s text:c="3"/>68,446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3" office:value-type="float" office:value="685256" calcext:value-type="float">
            <text:p><text:s text:c="3"/>685,256</text:p>
          </table:table-cell>
          <table:table-cell table:style-name="ce30" office:value-type="float" office:value="79.3" calcext:value-type="float">
            <text:p><text:s text:c="3"/>79.30</text:p>
          </table:table-cell>
          <table:table-cell table:style-name="ce38" office:value-type="float" office:value="110669" calcext:value-type="float">
            <text:p><text:s text:c="3"/>110,669</text:p>
          </table:table-cell>
          <table:table-cell table:style-name="ce53" office:value-type="float" office:value="12.81" calcext:value-type="float">
            <text:p><text:s text:c="3"/>12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118" calcext:value-type="float">
            <text:p><text:s text:c="3"/>228,118</text:p>
          </table:table-cell>
          <table:table-cell table:style-name="ce19" office:value-type="float" office:value="8909" calcext:value-type="float">
            <text:p><text:s text:c="3"/>8,909</text:p>
          </table:table-cell>
          <table:table-cell table:style-name="ce30" office:value-type="float" office:value="3.91" calcext:value-type="float">
            <text:p><text:s text:c="3"/>3.91</text:p>
          </table:table-cell>
          <table:table-cell table:style-name="ce19" office:value-type="float" office:value="12926" calcext:value-type="float">
            <text:p><text:s text:c="3"/>12,926</text:p>
          </table:table-cell>
          <table:table-cell table:style-name="ce30" office:value-type="float" office:value="5.67" calcext:value-type="float">
            <text:p><text:s text:c="3"/>5.67</text:p>
          </table:table-cell>
          <table:table-cell table:style-name="ce19" office:value-type="float" office:value="24913" calcext:value-type="float">
            <text:p><text:s text:c="3"/>24,913</text:p>
          </table:table-cell>
          <table:table-cell table:style-name="ce30" office:value-type="float" office:value="10.92" calcext:value-type="float">
            <text:p><text:s text:c="3"/>10.92</text:p>
          </table:table-cell>
          <table:table-cell table:style-name="ce38" office:value-type="float" office:value="17813" calcext:value-type="float">
            <text:p><text:s text:c="3"/>17,813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3" office:value-type="float" office:value="179091" calcext:value-type="float">
            <text:p><text:s text:c="3"/>179,091</text:p>
          </table:table-cell>
          <table:table-cell table:style-name="ce30" office:value-type="float" office:value="78.51" calcext:value-type="float">
            <text:p><text:s text:c="3"/>78.51</text:p>
          </table:table-cell>
          <table:table-cell table:style-name="ce38" office:value-type="float" office:value="30104" calcext:value-type="float">
            <text:p><text:s text:c="3"/>30,104</text:p>
          </table:table-cell>
          <table:table-cell table:style-name="ce53" office:value-type="float" office:value="13.2" calcext:value-type="float">
            <text:p><text:s text:c="3"/>13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6733" calcext:value-type="float">
            <text:p><text:s text:c="3"/>336,733</text:p>
          </table:table-cell>
          <table:table-cell table:style-name="ce19" office:value-type="float" office:value="12742" calcext:value-type="float">
            <text:p><text:s text:c="3"/>12,742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8358" calcext:value-type="float">
            <text:p><text:s text:c="3"/>18,358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5656" calcext:value-type="float">
            <text:p><text:s text:c="3"/>35,656</text:p>
          </table:table-cell>
          <table:table-cell table:style-name="ce30" office:value-type="float" office:value="10.59" calcext:value-type="float">
            <text:p><text:s text:c="3"/>10.59</text:p>
          </table:table-cell>
          <table:table-cell table:style-name="ce38" office:value-type="float" office:value="27016" calcext:value-type="float">
            <text:p><text:s text:c="3"/>27,016</text:p>
          </table:table-cell>
          <table:table-cell table:style-name="ce30" office:value-type="float" office:value="8.02" calcext:value-type="float">
            <text:p><text:s text:c="3"/>8.02</text:p>
          </table:table-cell>
          <table:table-cell table:style-name="ce43" office:value-type="float" office:value="264386" calcext:value-type="float">
            <text:p><text:s text:c="3"/>264,386</text:p>
          </table:table-cell>
          <table:table-cell table:style-name="ce30" office:value-type="float" office:value="78.52" calcext:value-type="float">
            <text:p><text:s text:c="3"/>78.52</text:p>
          </table:table-cell>
          <table:table-cell table:style-name="ce38" office:value-type="float" office:value="42817" calcext:value-type="float">
            <text:p><text:s text:c="3"/>42,817</text:p>
          </table:table-cell>
          <table:table-cell table:style-name="ce53" office:value-type="float" office:value="12.72" calcext:value-type="float">
            <text:p><text:s text:c="3"/>12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7248" calcext:value-type="float">
            <text:p><text:s text:c="3"/>97,248</text:p>
          </table:table-cell>
          <table:table-cell table:style-name="ce19" office:value-type="float" office:value="3607" calcext:value-type="float">
            <text:p><text:s text:c="3"/>3,607</text:p>
          </table:table-cell>
          <table:table-cell table:style-name="ce30" office:value-type="float" office:value="3.71" calcext:value-type="float">
            <text:p><text:s text:c="3"/>3.71</text:p>
          </table:table-cell>
          <table:table-cell table:style-name="ce19" office:value-type="float" office:value="5070" calcext:value-type="float">
            <text:p><text:s text:c="3"/>5,070</text:p>
          </table:table-cell>
          <table:table-cell table:style-name="ce30" office:value-type="float" office:value="5.21" calcext:value-type="float">
            <text:p><text:s text:c="3"/>5.21</text:p>
          </table:table-cell>
          <table:table-cell table:style-name="ce19" office:value-type="float" office:value="9584" calcext:value-type="float">
            <text:p><text:s text:c="3"/>9,584</text:p>
          </table:table-cell>
          <table:table-cell table:style-name="ce30" office:value-type="float" office:value="9.86" calcext:value-type="float">
            <text:p><text:s text:c="3"/>9.86</text:p>
          </table:table-cell>
          <table:table-cell table:style-name="ce38" office:value-type="float" office:value="6541" calcext:value-type="float">
            <text:p><text:s text:c="3"/>6,541</text:p>
          </table:table-cell>
          <table:table-cell table:style-name="ce30" office:value-type="float" office:value="6.73" calcext:value-type="float">
            <text:p><text:s text:c="3"/>6.73</text:p>
          </table:table-cell>
          <table:table-cell table:style-name="ce43" office:value-type="float" office:value="77971" calcext:value-type="float">
            <text:p><text:s text:c="3"/>77,971</text:p>
          </table:table-cell>
          <table:table-cell table:style-name="ce30" office:value-type="float" office:value="80.18" calcext:value-type="float">
            <text:p><text:s text:c="3"/>80.18</text:p>
          </table:table-cell>
          <table:table-cell table:style-name="ce38" office:value-type="float" office:value="14090" calcext:value-type="float">
            <text:p><text:s text:c="3"/>14,090</text:p>
          </table:table-cell>
          <table:table-cell table:style-name="ce53" office:value-type="float" office:value="14.49" calcext:value-type="float">
            <text:p><text:s text:c="3"/>14.4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79742" calcext:value-type="float">
            <text:p><text:s text:c="3"/>379,742</text:p>
          </table:table-cell>
          <table:table-cell table:style-name="ce19" office:value-type="float" office:value="11619" calcext:value-type="float">
            <text:p><text:s text:c="3"/>11,619</text:p>
          </table:table-cell>
          <table:table-cell table:style-name="ce30" office:value-type="float" office:value="3.06" calcext:value-type="float">
            <text:p><text:s text:c="3"/>3.06</text:p>
          </table:table-cell>
          <table:table-cell table:style-name="ce19" office:value-type="float" office:value="17394" calcext:value-type="float">
            <text:p><text:s text:c="3"/>17,394</text:p>
          </table:table-cell>
          <table:table-cell table:style-name="ce30" office:value-type="float" office:value="4.58" calcext:value-type="float">
            <text:p><text:s text:c="3"/>4.58</text:p>
          </table:table-cell>
          <table:table-cell table:style-name="ce19" office:value-type="float" office:value="36097" calcext:value-type="float">
            <text:p><text:s text:c="3"/>36,097</text:p>
          </table:table-cell>
          <table:table-cell table:style-name="ce30" office:value-type="float" office:value="9.51" calcext:value-type="float">
            <text:p><text:s text:c="3"/>9.51</text:p>
          </table:table-cell>
          <table:table-cell table:style-name="ce38" office:value-type="float" office:value="30389" calcext:value-type="float">
            <text:p><text:s text:c="3"/>30,389</text:p>
          </table:table-cell>
          <table:table-cell table:style-name="ce30" office:value-type="float" office:value="8" calcext:value-type="float">
            <text:p><text:s text:c="3"/>8.00</text:p>
          </table:table-cell>
          <table:table-cell table:style-name="ce43" office:value-type="float" office:value="302373" calcext:value-type="float">
            <text:p><text:s text:c="3"/>302,373</text:p>
          </table:table-cell>
          <table:table-cell table:style-name="ce30" office:value-type="float" office:value="79.63" calcext:value-type="float">
            <text:p><text:s text:c="3"/>79.63</text:p>
          </table:table-cell>
          <table:table-cell table:style-name="ce38" office:value-type="float" office:value="42618" calcext:value-type="float">
            <text:p><text:s text:c="3"/>42,618</text:p>
          </table:table-cell>
          <table:table-cell table:style-name="ce53" office:value-type="float" office:value="11.22" calcext:value-type="float">
            <text:p><text:s text:c="3"/>11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20342" calcext:value-type="float">
            <text:p><text:s text:c="3"/>420,342</text:p>
          </table:table-cell>
          <table:table-cell table:style-name="ce19" office:value-type="float" office:value="24622" calcext:value-type="float">
            <text:p><text:s text:c="3"/>24,622</text:p>
          </table:table-cell>
          <table:table-cell table:style-name="ce30" office:value-type="float" office:value="5.86" calcext:value-type="float">
            <text:p><text:s text:c="3"/>5.86</text:p>
          </table:table-cell>
          <table:table-cell table:style-name="ce19" office:value-type="float" office:value="34282" calcext:value-type="float">
            <text:p><text:s text:c="3"/>34,282</text:p>
          </table:table-cell>
          <table:table-cell table:style-name="ce30" office:value-type="float" office:value="8.16" calcext:value-type="float">
            <text:p><text:s text:c="3"/>8.16</text:p>
          </table:table-cell>
          <table:table-cell table:style-name="ce19" office:value-type="float" office:value="61449" calcext:value-type="float">
            <text:p><text:s text:c="3"/>61,449</text:p>
          </table:table-cell>
          <table:table-cell table:style-name="ce30" office:value-type="float" office:value="14.62" calcext:value-type="float">
            <text:p><text:s text:c="3"/>14.62</text:p>
          </table:table-cell>
          <table:table-cell table:style-name="ce38" office:value-type="float" office:value="34675" calcext:value-type="float">
            <text:p><text:s text:c="3"/>34,675</text:p>
          </table:table-cell>
          <table:table-cell table:style-name="ce30" office:value-type="float" office:value="8.25" calcext:value-type="float">
            <text:p><text:s text:c="3"/>8.25</text:p>
          </table:table-cell>
          <table:table-cell table:style-name="ce43" office:value-type="float" office:value="313023" calcext:value-type="float">
            <text:p><text:s text:c="3"/>313,023</text:p>
          </table:table-cell>
          <table:table-cell table:style-name="ce30" office:value-type="float" office:value="74.47" calcext:value-type="float">
            <text:p><text:s text:c="3"/>74.47</text:p>
          </table:table-cell>
          <table:table-cell table:style-name="ce38" office:value-type="float" office:value="39795" calcext:value-type="float">
            <text:p><text:s text:c="3"/>39,795</text:p>
          </table:table-cell>
          <table:table-cell table:style-name="ce53" office:value-type="float" office:value="9.47" calcext:value-type="float">
            <text:p><text:s text:c="3"/>9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524" calcext:value-type="float">
            <text:p><text:s text:c="3"/>271,524</text:p>
          </table:table-cell>
          <table:table-cell table:style-name="ce19" office:value-type="float" office:value="10036" calcext:value-type="float">
            <text:p><text:s text:c="3"/>10,036</text:p>
          </table:table-cell>
          <table:table-cell table:style-name="ce30" office:value-type="float" office:value="3.7" calcext:value-type="float">
            <text:p><text:s text:c="3"/>3.70</text:p>
          </table:table-cell>
          <table:table-cell table:style-name="ce19" office:value-type="float" office:value="15176" calcext:value-type="float">
            <text:p><text:s text:c="3"/>15,176</text:p>
          </table:table-cell>
          <table:table-cell table:style-name="ce30" office:value-type="float" office:value="5.59" calcext:value-type="float">
            <text:p><text:s text:c="3"/>5.59</text:p>
          </table:table-cell>
          <table:table-cell table:style-name="ce19" office:value-type="float" office:value="32629" calcext:value-type="float">
            <text:p><text:s text:c="3"/>32,629</text:p>
          </table:table-cell>
          <table:table-cell table:style-name="ce30" office:value-type="float" office:value="12.02" calcext:value-type="float">
            <text:p><text:s text:c="3"/>12.02</text:p>
          </table:table-cell>
          <table:table-cell table:style-name="ce38" office:value-type="float" office:value="25101" calcext:value-type="float">
            <text:p><text:s text:c="3"/>25,101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3" office:value-type="float" office:value="206067" calcext:value-type="float">
            <text:p><text:s text:c="3"/>206,067</text:p>
          </table:table-cell>
          <table:table-cell table:style-name="ce30" office:value-type="float" office:value="75.89" calcext:value-type="float">
            <text:p><text:s text:c="3"/>75.89</text:p>
          </table:table-cell>
          <table:table-cell table:style-name="ce38" office:value-type="float" office:value="30383" calcext:value-type="float">
            <text:p><text:s text:c="3"/>30,383</text:p>
          </table:table-cell>
          <table:table-cell table:style-name="ce53" office:value-type="float" office:value="11.19" calcext:value-type="float">
            <text:p><text:s text:c="3"/>11.19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4671" calcext:value-type="float">
            <text:p><text:s text:c="3"/>114,671</text:p>
          </table:table-cell>
          <table:table-cell table:style-name="ce19" office:value-type="float" office:value="5633" calcext:value-type="float">
            <text:p><text:s text:c="3"/>5,633</text:p>
          </table:table-cell>
          <table:table-cell table:style-name="ce30" office:value-type="float" office:value="4.91" calcext:value-type="float">
            <text:p><text:s text:c="3"/>4.91</text:p>
          </table:table-cell>
          <table:table-cell table:style-name="ce19" office:value-type="float" office:value="7275" calcext:value-type="float">
            <text:p><text:s text:c="3"/>7,275</text:p>
          </table:table-cell>
          <table:table-cell table:style-name="ce30" office:value-type="float" office:value="6.34" calcext:value-type="float">
            <text:p><text:s text:c="3"/>6.34</text:p>
          </table:table-cell>
          <table:table-cell table:style-name="ce19" office:value-type="float" office:value="11579" calcext:value-type="float">
            <text:p><text:s text:c="3"/>11,579</text:p>
          </table:table-cell>
          <table:table-cell table:style-name="ce30" office:value-type="float" office:value="10.1" calcext:value-type="float">
            <text:p><text:s text:c="3"/>10.10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43" office:value-type="float" office:value="92650" calcext:value-type="float">
            <text:p><text:s text:c="3"/>92,650</text:p>
          </table:table-cell>
          <table:table-cell table:style-name="ce30" office:value-type="float" office:value="80.8" calcext:value-type="float">
            <text:p><text:s text:c="3"/>80.80</text:p>
          </table:table-cell>
          <table:table-cell table:style-name="ce38" office:value-type="float" office:value="13397" calcext:value-type="float">
            <text:p><text:s text:c="3"/>13,397</text:p>
          </table:table-cell>
          <table:table-cell table:style-name="ce53" office:value-type="float" office:value="11.68" calcext:value-type="float">
            <text:p><text:s text:c="3"/>11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4538" calcext:value-type="float">
            <text:p><text:s text:c="3"/>104,538</text:p>
          </table:table-cell>
          <table:table-cell table:style-name="ce19" office:value-type="float" office:value="5108" calcext:value-type="float">
            <text:p><text:s text:c="3"/>5,108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6568" calcext:value-type="float">
            <text:p><text:s text:c="3"/>6,568</text:p>
          </table:table-cell>
          <table:table-cell table:style-name="ce30" office:value-type="float" office:value="6.28" calcext:value-type="float">
            <text:p><text:s text:c="3"/>6.28</text:p>
          </table:table-cell>
          <table:table-cell table:style-name="ce19" office:value-type="float" office:value="10431" calcext:value-type="float">
            <text:p><text:s text:c="3"/>10,431</text:p>
          </table:table-cell>
          <table:table-cell table:style-name="ce30" office:value-type="float" office:value="9.98" calcext:value-type="float">
            <text:p><text:s text:c="3"/>9.98</text:p>
          </table:table-cell>
          <table:table-cell table:style-name="ce38" office:value-type="float" office:value="5992" calcext:value-type="float">
            <text:p><text:s text:c="3"/>5,992</text:p>
          </table:table-cell>
          <table:table-cell table:style-name="ce30" office:value-type="float" office:value="5.73" calcext:value-type="float">
            <text:p><text:s text:c="3"/>5.73</text:p>
          </table:table-cell>
          <table:table-cell table:style-name="ce43" office:value-type="float" office:value="84636" calcext:value-type="float">
            <text:p><text:s text:c="3"/>84,636</text:p>
          </table:table-cell>
          <table:table-cell table:style-name="ce30" office:value-type="float" office:value="80.96" calcext:value-type="float">
            <text:p><text:s text:c="3"/>80.96</text:p>
          </table:table-cell>
          <table:table-cell table:style-name="ce38" office:value-type="float" office:value="12419" calcext:value-type="float">
            <text:p><text:s text:c="3"/>12,419</text:p>
          </table:table-cell>
          <table:table-cell table:style-name="ce53" office:value-type="float" office:value="11.88" calcext:value-type="float">
            <text:p><text:s text:c="3"/>11.88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133" calcext:value-type="float">
            <text:p><text:s text:c="3"/>10,133</text:p>
          </table:table-cell>
          <table:table-cell table:style-name="ce20" office:value-type="float" office:value="525" calcext:value-type="float">
            <text:p><text:s text:c="3"/>525</text:p>
          </table:table-cell>
          <table:table-cell table:style-name="ce31" office:value-type="float" office:value="5.18" calcext:value-type="float">
            <text:p><text:s text:c="3"/>5.18</text:p>
          </table:table-cell>
          <table:table-cell table:style-name="ce20" office:value-type="float" office:value="707" calcext:value-type="float">
            <text:p><text:s text:c="3"/>707</text:p>
          </table:table-cell>
          <table:table-cell table:style-name="ce31" office:value-type="float" office:value="6.98" calcext:value-type="float">
            <text:p><text:s text:c="3"/>6.98</text:p>
          </table:table-cell>
          <table:table-cell table:style-name="ce20" office:value-type="float" office:value="1148" calcext:value-type="float">
            <text:p><text:s text:c="3"/>1,148</text:p>
          </table:table-cell>
          <table:table-cell table:style-name="ce31" office:value-type="float" office:value="11.33" calcext:value-type="float">
            <text:p><text:s text:c="3"/>11.33</text:p>
          </table:table-cell>
          <table:table-cell table:style-name="ce39" office:value-type="float" office:value="706" calcext:value-type="float">
            <text:p><text:s text:c="3"/>706</text:p>
          </table:table-cell>
          <table:table-cell table:style-name="ce31" office:value-type="float" office:value="6.97" calcext:value-type="float">
            <text:p><text:s text:c="3"/>6.97</text:p>
          </table:table-cell>
          <table:table-cell table:style-name="ce44" office:value-type="float" office:value="8014" calcext:value-type="float">
            <text:p><text:s text:c="3"/>8,014</text:p>
          </table:table-cell>
          <table:table-cell table:style-name="ce31" office:value-type="float" office:value="79.09" calcext:value-type="float">
            <text:p><text:s text:c="3"/>79.09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54" office:value-type="float" office:value="9.65" calcext:value-type="float">
            <text:p><text:s text:c="3"/>9.65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8"/>內政部戶政司 民國101年2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1.xls'#$''.$B$1:.$L$37]"/>
        <table:named-expression table:name="\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\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2-06T16:58:47</meta:creation-date>
    <dc:creator>user</dc:creator>
    <dc:date>2012-02-06T16:59:35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